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NSServer.getHostName( InetAddress 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NSServer.getLoc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NSServer.getByName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NSServer.getAllByName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NSServer.findMXRecords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NSServer.findTXTRecords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NSServer.getSMTPHostAddresses( String 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